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4cm" svg:x="1.4cm" svg:y="0.837cm" presentation:class="subtitle">
          <draw:text-box>
            <text:p>Developing C# applications on Linux</text:p>
            <text:p>Mark Veltzer</text:p>
            <text:p><text:span text:style-name="T1">mailto:mark.veltzer@gmail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stalling the prerequisite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In order to run C# code you will the <text:span text:style-name="T1">mono(1)</text:span> executable.</text:p>
              </text:list-item>
              <text:list-item>
                <text:p>This executable is usually part of a package called <text:span text:style-name="T1">mono-runtime</text:span> in most Linux distributions.</text:p>
              </text:list-item>
              <text:list-item>
                <text:p>In order to develop C# you will need a development environment.</text:p>
              </text:list-item>
              <text:list-item>
                <text:p>Best is to use <text:span text:style-name="T1">monodevelop</text:span> which is part of the <text:span text:style-name="T1">monodevelop</text:span> package on many Linux distribution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reating your first C# project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Fire up <text:span text:style-name="T1">monodevelop</text:span></text:p>
              </text:list-item>
              <text:list-item>
                <text:p><text:span text:style-name="T2">Create a new solution</text:span></text:p>
              </text:list-item>
              <text:list-item>
                <text:p><text:span text:style-name="T2">Select a console type</text:span></text:p>
              </text:list-item>
              <text:list-item>
                <text:p><text:span text:style-name="T2">Choose </text:span><text:span text:style-name="T1">release|x86</text:span><text:span text:style-name="T2"> as the runtime environment</text:span></text:p>
              </text:list-item>
              <text:list-item>
                <text:p><text:span text:style-name="T2">When you build the project you get a .exe file.</text:span></text:p>
              </text:list-item>
              <text:list-item>
                <text:p><text:span text:style-name="T2">Run it via the run command on the tool bar</text:span></text:p>
              </text:list-item>
              <text:list-item>
                <text:p><text:span text:style-name="T2">From the command line run it via running the exe file directly, or try to run [cli|mono] [exe file name]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19T15:10:14</meta:creation-date>
    <meta:editing-duration>P0D</meta:editing-duration>
    <meta:editing-cycles>2</meta:editing-cycles>
    <dc:date>2013-01-19T15:18:14</dc:date>
    <meta:document-statistic meta:object-count="32"/>
    <meta:generator>LibreOffice/3.6$Linux_x86 LibreOffice_project/360m1$Build-2</meta:generator>
  </office:meta>
</office:document-meta>
</file>